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260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5.79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34.87mm" fo:break-before="auto" style:use-optimal-row-height="false"/>
    </style:style>
    <style:style style:name="ro5" style:family="table-row">
      <style:table-row-properties style:row-height="40.27mm" fo:break-before="auto" style:use-optimal-row-height="false"/>
    </style:style>
    <style:style style:name="ro6" style:family="table-row">
      <style:table-row-properties style:row-height="26.14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04mm" fo:break-before="auto" style:use-optimal-row-height="true"/>
    </style:style>
    <style:style style:name="ro10" style:family="table-row">
      <style:table-row-properties style:row-height="109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16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9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 style:vertical-align="top"/>
    </style:style>
    <style:style style:name="T1" style:family="text">
      <style:text-properties style:font-name="Liberation Sans" style:font-name-asian="ＭＳ Ｐゴシック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" office:value-type="string" calcext:value-type="string">
            <text:p>簡易掲示板　ログインフォーム設計書</text:p>
          </table:table-cell>
          <table:table-cell table:style-name="ce10"/>
          <table:table-cell/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3" office:value-type="string" calcext:value-type="string">
            <text:p>データベース内の構成</text:p>
          </table:table-cell>
          <table:table-cell table:style-name="ce11" table:number-columns-repeated="2"/>
        </table:table-row>
        <table:table-row table:style-name="ro4">
          <table:table-cell table:style-name="ce4"/>
          <table:table-cell table:style-name="ce12" office:value-type="string" calcext:value-type="string">
            <text:p>・id</text:p>
            <text:p/>
            <text:p/>
          </table:table-cell>
          <table:table-cell table:style-name="ce18" office:value-type="string" calcext:value-type="string">
            <text:p>varchar(16)　PRIMARY KEY（値重複できないように）</text:p>
            <text:p>ログインおよび書き込み識別用のユーザーID</text:p>
          </table:table-cell>
        </table:table-row>
        <table:table-row table:style-name="ro5">
          <table:table-cell table:style-name="ce5" office:value-type="string" calcext:value-type="string">
            <text:p>ユーザーテーブル</text:p>
            <text:p>[sboard]</text:p>
          </table:table-cell>
          <table:table-cell table:style-name="ce13" office:value-type="string" calcext:value-type="string">
            <text:p>・name</text:p>
          </table:table-cell>
          <table:table-cell table:style-name="ce19" office:value-type="string" calcext:value-type="string">
            <text:p>varchar(32)　</text:p>
            <text:p> 書き込み時のユーザーID</text:p>
          </table:table-cell>
        </table:table-row>
        <table:table-row table:style-name="ro6">
          <table:table-cell table:style-name="ce6"/>
          <table:table-cell table:style-name="ce13" office:value-type="string" calcext:value-type="string">
            <text:p>・pass</text:p>
          </table:table-cell>
          <table:table-cell table:style-name="ce20" office:value-type="string" calcext:value-type="string">
            <text:p>Varchar(32)</text:p>
            <text:p>ログインおよび、編集削除用のパスワード</text:p>
          </table:table-cell>
        </table:table-row>
        <table:table-row table:style-name="ro7" table:number-rows-repeated="3">
          <table:table-cell table:number-columns-repeated="3"/>
        </table:table-row>
        <table:table-row table:style-name="ro8">
          <table:table-cell table:style-name="ce7" office:value-type="string" calcext:value-type="string">
            <text:p>登録フォーム機能</text:p>
          </table:table-cell>
          <table:table-cell table:style-name="ce14"/>
          <table:table-cell table:style-name="ce21"/>
        </table:table-row>
        <table:table-row table:style-name="ro9">
          <table:table-cell table:style-name="ce8" office:value-type="string" calcext:value-type="string">
            <text:p>ログインフォーム部分</text:p>
          </table:table-cell>
          <table:table-cell table:style-name="ce15" office:value-type="string" calcext:value-type="string">
            <text:p>渡し</text:p>
            <text:p>$_POST</text:p>
            <text:p>・user_id</text:p>
            <text:p>・user_pass</text:p>
            <text:p/>
          </table:table-cell>
          <table:table-cell table:style-name="ce22" office:value-type="string" calcext:value-type="string">
            <text:p>本文</text:p>
            <text:p>type=”text” name =”user_id”</text:p>
            <text:p>type=”password” name =”user_pass”</text:p>
            <text:p>type=”submit” value=”送信”</text:p>
            <text:p/>
            <text:p/>
          </table:table-cell>
        </table:table-row>
        <table:table-row table:style-name="ro10">
          <table:table-cell table:style-name="ce4" office:value-type="string" calcext:value-type="string">
            <text:p>入力内容確認部分　</text:p>
          </table:table-cell>
          <table:table-cell table:style-name="ce16" office:value-type="string" calcext:value-type="string">
            <text:p>渡し</text:p>
            <text:p>$_SESSION</text:p>
            <text:p>・user_id</text:p>
            <text:p>・user_pass</text:p>
            <text:p>・user_name</text:p>
            <text:p>・login</text:p>
            <text:p/>
            <text:p>受け取り</text:p>
            <text:p>$_SESSION</text:p>
            <text:p>・login</text:p>
            <text:p/>
          </table:table-cell>
          <table:table-cell table:style-name="ce21" office:value-type="string" calcext:value-type="string">
            <text:p><text:span text:style-name="T1">セッション変数のloginを参照しtrueならば掲示板ページへ移動する。（フォームで入力せずとも投稿へ自動的に移れる。）</text:span></text:p>
            <text:p/>
            <text:p><text:span text:style-name="T1">if($_SESSION[‘login’] == true){</text:span></text:p>
            <text:p/>
            <text:p><text:span text:style-name="T1">そうでなければ以下を実行する。</text:span></text:p>
            <text:p><text:span text:style-name="T1">}else{</text:span></text:p>
            <text:p/>
            <text:p><text:span text:style-name="T1">データベース内をidで参照し、そのidに対するパスワードが一致するかどうかを調べる</text:span></text:p>
            <text:p/>
            <text:p><text:span text:style-name="T1">・idが存在しない場合</text:span></text:p>
            <text:p><text:span text:style-name="T1">エラーメッセージ「IDが存在しません。」を表示。</text:span></text:p>
            <text:p/>
            <text:p><text:span text:style-name="T1">・パスワードが一致しない場合</text:span></text:p>
            <text:p><text:span text:style-name="T1">エラーメッセージ「パスワードが一致しません。」を表示。</text:span></text:p>
            <text:p/>
            <text:p><text:span text:style-name="T1">・一致する場合</text:span></text:p>
            <text:p><text:span text:style-name="T1">user_id,user_pass,user_nameをセッションに保存、またセッションにloginをtrueとして保存する。</text:span></text:p>
            <text:p/>
            <text:p><text:span text:style-name="T1">If(! empty($_SESSION[‘’])){//各情報を代入</text:span></text:p>
            <text:p><text:span text:style-name="T1">$_SESSION[‘’] = ;</text:span></text:p>
            <text:p><text:span text:style-name="T1">}</text:span></text:p>
            <text:p/>
            <text:p><text:span text:style-name="T1">If(! empty($_SESSION[‘login’])){</text:span></text:p>
            <text:p><text:span text:style-name="T1">$_SESSION[‘login’] = true ;</text:span></text:p>
            <text:p><text:span text:style-name="T1">}</text:span></text:p>
            <text:p/>
            <text:p><text:span text:style-name="T1">その後、掲示板ページへジャンプさせる。</text:span></text:p>
            <text:p/>
          </table:table-cell>
        </table:table-row>
        <table:table-row table:style-name="ro7">
          <table:table-cell table:style-name="ce9"/>
          <table:table-cell table:style-name="ce17"/>
          <table:table-cell table:style-name="ce16"/>
        </table:table-row>
        <table:table-row table:style-name="ro7">
          <table:table-cell table:style-name="ce6"/>
          <table:table-cell table:style-name="ce17"/>
          <table:table-cell table:style-name="ce16"/>
        </table:table-row>
      </table:table>
      <table:named-expressions/>
      <table:database-ranges>
        <table:database-range table:name="__Anonymous_Sheet_DB__0" table:target-range-address="Sheet1.A1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00/00/00</text:date>, <text:time style:data-style-name="N2" text:time-value="11:10:06.23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52:07.683000000</meta:creation-date>
    <dc:date>2017-09-18T11:27:30.439000000</dc:date>
    <meta:editing-duration>PT2H52M59S</meta:editing-duration>
    <meta:editing-cycles>9</meta:editing-cycles>
    <meta:generator>LibreOffice/5.1.4.2$Windows_x86 LibreOffice_project/f99d75f39f1c57ebdd7ffc5f42867c12031db97a</meta:generator>
    <meta:document-statistic meta:table-count="1" meta:cell-count="16" meta:object-count="0"/>
  </office:meta>
</office:document-meta>
</file>